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rsid="000158a9" officeooo:paragraph-rsid="000158a9"/>
    </style:style>
    <style:style style:name="T1" style:family="text">
      <style:text-properties fo:color="#94558d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a492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mport tkinter as tk</text:span></text:p>
      <text:p text:style-name="P1"><text:span text:style-name="T1">self</text:span><text:span text:style-name="T2">.Canvas1 = tk.Canvas(top)</text:span><text:line-break/><text:span text:style-name="T1">self</text:span><text:span text:style-name="T2">.Canvas1.place(</text:span><text:span text:style-name="T3">relx</text:span><text:span text:style-name="T2">=</text:span><text:span text:style-name="T4">0.0</text:span><text:span text:style-name="T5">, </text:span><text:span text:style-name="T3">rely</text:span><text:span text:style-name="T2">=</text:span><text:span text:style-name="T4">0.0</text:span><text:span text:style-name="T5">, </text:span><text:span text:style-name="T3">relheight</text:span><text:span text:style-name="T2">=</text:span><text:span text:style-name="T4">1.624</text:span><text:span text:style-name="T5">, </text:span><text:span text:style-name="T3">relwidth</text:span><text:span text:style-name="T2">=</text:span><text:span text:style-name="T4">2.268</text:span><text:span text:style-name="T2">)</text:span><text:line-break/><text:line-break/><text:span text:style-name="T1">self</text:span><text:span text:style-name="T2">.photo=Image.open(</text:span><text:span text:style-name="T6">"//home//genius//Documents//sih//sih2//IMG-20200110-WA0009.jpg"</text:span><text:span text:style-name="T2">)</text:span><text:line-break/><text:span text:style-name="T1">self</text:span><text:span text:style-name="T2">.photo_=ImageTk.PhotoImage(</text:span><text:span text:style-name="T1">self</text:span><text:span text:style-name="T2">.photo)</text:span><text:line-break/><text:span text:style-name="T1">self</text:span><text:span text:style-name="T2">.Canvas1.create_image(</text:span><text:span text:style-name="T4">0</text:span><text:span text:style-name="T5">,</text:span><text:span text:style-name="T4">0</text:span><text:span text:style-name="T5">,</text:span><text:span text:style-name="T3">image</text:span><text:span text:style-name="T2">=</text:span><text:span text:style-name="T1">self</text:span><text:span text:style-name="T2">.photo_</text:span><text:span text:style-name="T5">,</text:span><text:span text:style-name="T3">anchor</text:span><text:span text:style-name="T2">=NW)</text:span><text:line-break/><text:span text:style-name="T7">#self.Canvas1.configure(background="white")</text:span><text:line-break/><text:span text:style-name="T7">#self.Canvas1.configure(borderwidth="2")</text:span><text:line-break/><text:span text:style-name="T7">#self.Canvas1.configure(relief="ridge"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10:04.640946006</meta:creation-date>
    <dc:date>2020-01-12T13:13:34.282216282</dc:date>
    <meta:editing-duration>PT3M32S</meta:editing-duration>
    <meta:editing-cycles>1</meta:editing-cycles>
    <meta:document-statistic meta:table-count="0" meta:image-count="0" meta:object-count="0" meta:page-count="1" meta:paragraph-count="2" meta:word-count="17" meta:character-count="436" meta:non-whitespace-character-count="420"/>
    <meta:generator>LibreOffice/6.2.4.2$Linux_X86_64 LibreOffice_project/20$Build-2</meta:generator>
  </office:meta>
</office:document-meta>
</file>